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margin-top="0.0694in" fo:margin-bottom="0.0694in"/>
      <style:text-properties fo:font-weight="bold" style:font-weight-asian="bold" style:font-weight-complex="bold" fo:font-size="14pt" style:font-size-asian="14pt"/>
    </style:style>
    <style:style style:name="P2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5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6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7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language-asian="ru" style:country-asian="RU"/>
    </style:style>
    <style:style style:name="P9" style:parent-style-name="Обычныйвеб" style:family="paragraph">
      <style:paragraph-properties fo:text-align="center" fo:margin-top="0in" fo:margin-bottom="0in"/>
    </style:style>
    <style:style style:name="T10" style:parent-style-name="Основнойшрифтабзаца" style:family="text">
      <style:text-properties style:font-name="Arial Black" fo:text-shadow="0.0416in 0.0277in 0in #9999FF" fo:color="#B2B2B2" fo:font-size="44pt" style:font-size-asian="44pt" style:font-size-complex="44pt"/>
    </style:style>
    <style:style style:name="P11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2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3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language-asian="ru" style:country-asian="RU"/>
    </style:style>
    <style:style style:name="P15" style:parent-style-name="Обычныйвеб" style:family="paragraph">
      <style:paragraph-properties fo:text-align="center" fo:margin-top="0in" fo:margin-bottom="0in"/>
    </style:style>
    <style:style style:name="T16" style:parent-style-name="Основнойшрифтабзаца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7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8" style:parent-style-name="Заголовок3" style:family="paragraph">
      <style:paragraph-properties fo:margin-top="0.0694in" fo:margin-bottom="0.0694in"/>
    </style:style>
    <style:style style:name="T1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style:language-asian="ru" style:country-asian="RU"/>
    </style:style>
    <style:style style:name="P20" style:parent-style-name="Обычныйвеб" style:family="paragraph">
      <style:paragraph-properties fo:text-align="center" fo:margin-top="0in" fo:margin-bottom="0in"/>
    </style:style>
    <style:style style:name="T21" style:parent-style-name="Основнойшрифтабзаца" style:family="text">
      <style:text-properties style:font-name="Arial Black" fo:text-shadow="0.0416in 0.0277in 0in #9999FF" fo:color="#B2B2B2" fo:font-size="44pt" style:font-size-asian="44pt" style:font-size-complex="44pt"/>
    </style:style>
    <style:style style:name="P22" style:parent-style-name="Заголовок3" style:family="paragraph">
      <style:paragraph-properties fo:break-before="page" fo:margin-top="0.0694in" fo:margin-bottom="0.0694in"/>
    </style:style>
    <style:style style:name="T23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24" style:parent-style-name="Основнойшрифтабзаца" style:family="text"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25" style:parent-style-name="Основнойшрифтабзаца" style:family="text">
      <style:text-properties style:language-asian="ru" style:country-asian="RU"/>
    </style:style>
    <style:style style:name="S1" style:family="section">
      <style:section-properties fo:margin-left="0.3069in" fo:margin-right="-0.0006in" style:writing-mode="lr-tb">
        <style:columns fo:column-count="2" fo:column-gap="0.4923in"/>
      </style:section-properties>
    </style:style>
    <style:style style:name="P26" style:parent-style-name="Заголовок3" style:family="paragraph">
      <style:paragraph-properties fo:margin-top="0.0694in" fo:margin-bottom="0.0694in" fo:margin-left="-0.3152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S2" style:family="section">
      <style:section-properties fo:margin-left="0.0006in" fo:margin-right="-0.0006in" style:writing-mode="lr-tb">
        <style:columns fo:column-count="2" fo:column-gap="0.4916in"/>
      </style:section-properties>
    </style:style>
    <style:style style:name="P29" style:parent-style-name="Заголовок3" style:family="paragraph">
      <style:paragraph-properties fo:margin-top="0.0694in" fo:margin-bottom="0.0694in"/>
      <style:text-properties fo:hyphenate="false"/>
    </style:style>
    <style:style style:name="T30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3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3" style:family="section">
      <style:section-properties fo:margin-left="0in" fo:margin-right="0in" style:writing-mode="lr-tb">
        <style:columns fo:column-count="2" fo:column-gap="0.4923in"/>
      </style:section-properties>
    </style:style>
    <style:style style:name="P32" style:parent-style-name="Заголовок3" style:family="paragraph">
      <style:paragraph-properties fo:margin-top="0.0694in" fo:margin-bottom="0.0694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4" style:family="section">
      <style:section-properties fo:margin-left="0.3069in" fo:margin-right="-0.0006in" style:writing-mode="lr-tb"/>
    </style:style>
    <style:style style:name="P33" style:parent-style-name="Заголовок3" style:family="paragraph">
      <style:paragraph-properties fo:margin-top="0.0694in" fo:margin-bottom="0.0694in"/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S5" style:family="section">
      <style:section-properties fo:margin-left="0.3069in" fo:margin-right="-0.0006in" style:writing-mode="lr-tb"/>
    </style:style>
    <style:style style:name="P34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35" style:parent-style-name="Заголовок3" style:master-page-name="MP6" style:family="paragraph">
      <style:paragraph-properties fo:break-before="page"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36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P37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14pt" style:font-size-asian="14pt"/>
    </style:style>
    <style:style style:name="P38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14pt" style:font-size-asian="14pt"/>
    </style:style>
    <style:style style:name="P39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0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41" style:parent-style-name="Основнойшрифтабзаца" style:family="text">
      <style:text-properties style:font-name="Times New Roman" style:font-name-complex="Times New Roman" style:font-weight-complex="normal" style:use-window-font-color="true" fo:font-size="14pt" style:font-size-asian="14pt"/>
    </style:style>
    <style:style style:name="T4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3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44" style:parent-style-name="Заголовок3" style:family="paragraph">
      <style:paragraph-properties fo:break-before="page"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P45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26pt" style:font-size-asian="26pt" style:font-size-complex="26pt"/>
    </style:style>
    <style:style style:name="P46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47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26pt" style:font-size-asian="26pt" style:font-size-complex="26pt" style:language-asian="ru" style:country-asian="RU"/>
    </style:style>
    <style:style style:name="T4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26pt" style:font-size-asian="26pt" style:font-size-complex="26pt"/>
    </style:style>
    <style:style style:name="P49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50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51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2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53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54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56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57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T5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60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61" style:parent-style-name="Заголовок3" style:family="paragraph">
      <style:paragraph-properties fo:break-before="page"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P62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font-weight-complex="normal" style:use-window-font-color="true" fo:font-size="26pt" style:font-size-asian="26pt" style:font-size-complex="26pt"/>
    </style:style>
    <style:style style:name="T63" style:parent-style-name="Основнойшрифтабзаца" style:family="text">
      <style:text-properties style:font-name-asian="Arial Unicode MS" fo:font-size="14pt" style:font-size-asian="14pt" style:font-size-complex="13.5pt" style:language-asian="ru" style:country-asian="RU"/>
    </style:style>
    <style:style style:name="P64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style:use-window-font-color="true" fo:font-size="14pt" style:font-size-asian="14pt"/>
    </style:style>
    <style:style style:name="P65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66" style:parent-style-name="Заголовок3" style:family="paragraph">
      <style:paragraph-properties fo:margin-top="0.0694in" fo:margin-bottom="0.0694in" fo:margin-left="0in" fo:text-indent="0in">
        <style:tab-stops>
          <style:tab-stop style:type="left" style:position="0.5in"/>
        </style:tab-stops>
      </style:paragraph-properties>
    </style:style>
    <style:style style:name="T67" style:parent-style-name="Основнойшрифтабзаца" style:family="text">
      <style:text-properties style:font-name="Times New Roman" style:font-name-complex="Times New Roman" style:use-window-font-color="true" fo:font-size="14pt" style:font-size-asian="14pt"/>
    </style:style>
    <style:style style:name="T68" style:parent-style-name="Основнойшрифтабзаца" style:family="text"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/>
      <text:h text:style-name="P7" text:outline-level="3"><text:span text:style-name="T8"><draw:frame draw:id="id0" draw:style-name="a0" draw:name="WordArt 1" text:anchor-type="as-char" svg:x="0in" svg:y="0in" svg:width="3.45833in" svg:height="1.0625in" style:rel-width="scale" style:rel-height="scale"><draw:text-box><text:p text:style-name="P9"><text:span text:style-name="T10">Знаменитые</text:span></text:p></draw:text-box><svg:title/><svg:desc/></draw:frame></text:span></text:h>
      <text:h text:style-name="P11" text:outline-level="3"/>
      <text:h text:style-name="P12" text:outline-level="3"/>
      <text:h text:style-name="P13" text:outline-level="3"><text:span text:style-name="T14"><draw:frame draw:id="id1" draw:style-name="a1" draw:name="WordArt 2" text:anchor-type="as-char" svg:x="0in" svg:y="0in" svg:width="3.04167in" svg:height="0.6875in" style:rel-width="scale" style:rel-height="scale"><draw:text-box><text:p text:style-name="P15"><text:span text:style-name="T16">имена<text:s/></text:span></text:p></draw:text-box><svg:title/><svg:desc/></draw:frame></text:span></text:h>
      <text:h text:style-name="P17" text:outline-level="3"/>
      <text:h text:style-name="P18" text:outline-level="3"><text:span text:style-name="T19"><draw:frame draw:id="id2" draw:style-name="a2" draw:name="WordArt 3" text:anchor-type="as-char" svg:x="0in" svg:y="0in" svg:width="4.82292in" svg:height="0.86458in" style:rel-width="scale" style:rel-height="scale"><draw:text-box><text:p text:style-name="P20"><text:span text:style-name="T21">информатики</text:span></text:p></draw:text-box><svg:title/><svg:desc/></draw:frame></text:span></text:h>
      <text:p text:style-name="P22"><text:span text:style-name="T23">Блез Паскал</text:span><text:span text:style-name="T24">ь</text:span></text:p>
      <text:p text:style-name="Основнойтекст"><text:span text:style-name="T25"><draw:frame draw:style-name="a3" draw:name="Рисунок 4" text:anchor-type="as-char" svg:x="0in" svg:y="0in" svg:width="3.46875in" svg:height="4.13542in" style:rel-width="scale" style:rel-height="scale"><draw:image xlink:href="media/image1.jpeg" xlink:type="simple" xlink:show="embed" xlink:actuate="onLoad"/><svg:title/><svg:desc>paskal_1</svg:desc></draw:frame></text:span></text:p>
      <text:section text:name="Sect1" text:style-name="S1">
        <text:h text:style-name="P26" text:outline-level="3"><text:span text:style-name="T27">1623-1662</text:span><text:span text:style-name="T28"><text:s/></text:span></text:h>
      </text:section>
      <text:section text:name="Sect2" text:style-name="S2">
        <text:h text:style-name="P29" text:outline-level="3"><text:span text:style-name="T30">БЛЕЗ ПАСКАЛЬ</text:span><text:span text:style-name="T31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</text:span></text:h>
      </text:section>
      <text:section text:name="Sect3" text:style-name="S3">
        <text:h text:style-name="P32" text:outline-level="3"/>
      </text:section>
      <text:section text:name="Sect4" text:style-name="S4">
        <text:h text:style-name="P33" text:outline-level="3"/>
      </text:section>
      <text:section text:name="Sect5" text:style-name="S5">
        <text:h text:style-name="P34" text:outline-level="3"/>
      </text:section>
      <text:h text:style-name="P35" text:outline-level="3"/>
      <text:h text:style-name="P36" text:outline-level="3">Лейбниц<text:s/></text:h>
      <text:h text:style-name="P37" text:outline-level="3"/>
      <text:h text:style-name="P38" text:outline-level="3">1646-1716 <text:s/></text:h>
      <text:h text:style-name="P39" text:outline-level="3"/>
      <text:h text:style-name="P40" text:outline-level="3"><text:span text:style-name="T41">Лейбниц</text:span><text:span text:style-name="T42"><text:s/>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span></text:h>
      <text:h text:style-name="P43" text:outline-level="3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<text:h text:style-name="P44" text:outline-level="3"/>
      <text:h text:style-name="P45" text:outline-level="3">Чарльз Беббидж</text:h>
      <text:p text:style-name="Основнойтекст"/>
      <text:h text:style-name="P46" text:outline-level="3"><text:span text:style-name="T47"><draw:frame draw:style-name="a4" draw:name="Рисунок 5" text:anchor-type="as-char" svg:x="0in" svg:y="0in" svg:width="1.5625in" svg:height="2.08333in" style:rel-width="scale" style:rel-height="scale"><draw:image xlink:href="media/image2.jpeg" xlink:type="simple" xlink:show="embed" xlink:actuate="onLoad"/><svg:title/><svg:desc>bebbidge</svg:desc></draw:frame></text:span><text:span text:style-name="T48"><text:s/></text:span></text:h>
      <text:h text:style-name="P49" text:outline-level="3"/>
      <text:h text:style-name="P50" text:outline-level="3">1792-1871<text:s/></text:h>
      <text:h text:style-name="P51" text:outline-level="3"/>
      <text:h text:style-name="P52" text:outline-level="3"><text:span text:style-name="T53">Чарльз Беббидж</text:span><text:span text:style-name="T54"><text:s/>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<text:s/></text:span><text:span text:style-name="T55">первых</text:span><text:span text:style-name="T56"><text:s/>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span></text:h>
      <text:h text:style-name="P57" text:outline-level="3"><text:span text:style-name="T58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<text:s/></text:span><text:span text:style-name="T59">выражения</text:span><text:span text:style-name="T60"><text:s/>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h>
      <text:h text:style-name="P61" text:outline-level="3"/>
      <text:h text:style-name="P62" text:outline-level="3">Ада Августа Байрон<text:s/></text:h>
      <text:p text:style-name="Основнойтекст"/>
      <text:p text:style-name="Основнойтекст"><text:span text:style-name="T63"><draw:frame draw:style-name="a5" draw:name="Рисунок 6" text:anchor-type="as-char" svg:x="0in" svg:y="0in" svg:width="2.5in" svg:height="3.67708in" style:rel-width="scale" style:rel-height="scale"><draw:image xlink:href="media/image3.jpeg" xlink:type="simple" xlink:show="embed" xlink:actuate="onLoad"/><svg:title/><svg:desc>A</svg:desc></draw:frame></text:span></text:p>
      <text:h text:style-name="P64" text:outline-level="3">1815-1852<text:s/></text:h>
      <text:h text:style-name="P65" text:outline-level="3"/>
      <text:h text:style-name="P66" text:outline-level="3"><text:span text:style-name="T67">Ада Августа Байрон</text:span><text:span text:style-name="T68"><text:s/>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сновнойтекст" style:default-outline-level="1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Обычный" style:next-style-name="Основнойтекст" style:default-outline-level="3">
      <style:paragraph-properties fo:margin-top="0.1944in" fo:margin-bottom="0.194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ar" style:country-asian="SA" fo:hyphenate="false"/>
    </style:style>
    <style:style style:name="Основнойшрифтабзаца" style:display-name="Основной шрифт абзаца" style:family="text"/>
    <style:style style:name="Основнойшрифтабзаца1" style:display-name="Основной шрифт абзаца1" style:family="text"/>
    <style:style style:name="Заголовок10" style:display-name="Заголовок1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" style:display-name="Название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fo:hyphenate="false"/>
    </style:style>
    <style:style style:name="Обычныйвеб" style:display-name="Обычный (веб)" style:family="paragraph" style:parent-style-name="Обычный">
      <style:paragraph-properties fo:margin-top="0.0694in" fo:margin-bottom="0.0694in"/>
      <style:text-properties style:language-asian="ru" style:country-asian="RU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819in" fo:margin-left="0.527in" fo:margin-bottom="0.4819in" fo:margin-right="0.2437in" fo:border="0.2916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68in" fo:page-height="11.693in" style:print-orientation="portrait" fo:margin-top="0.4819in" fo:margin-left="0.527in" fo:margin-bottom="0.4819in" fo:margin-right="0.2437in" fo:border="0.2916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Знаменитые имена в информатике</dc:title>
    <dc:subject/>
    <meta:initial-creator>Sed</meta:initial-creator>
    <dc:creator>Пользователь Windows</dc:creator>
    <meta:creation-date>2020-09-30T21:22:00Z</meta:creation-date>
    <dc:date>2020-09-30T21:22:00Z</dc:date>
    <meta:print-date>1601-01-01T00:00:00Z</meta:print-date>
    <meta:template xlink:href="Normal" xlink:type="simple"/>
    <meta:editing-cycles>2</meta:editing-cycles>
    <meta:editing-duration>PT0S</meta:editing-duration>
    <meta:document-statistic meta:page-count="1" meta:paragraph-count="14" meta:word-count="1102" meta:character-count="7373" meta:row-count="52" meta:non-whitespace-character-count="6285"/>
  </office:meta>
</office:document-meta>
</file>